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18.889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writing-mode="lr-tb"/>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paragraph-properties style:writing-mode="lr-tb"/>
      <style:text-properties fo:font-size="14pt" style:font-size-asian="14pt" style:font-size-complex="14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style>
    <style:style style:name="P18" style:family="paragraph">
      <style:paragraph-properties fo:margin-top="0cm" fo:margin-bottom="0cm" style:writing-mode="lr-tb"/>
      <style:text-properties style:font-name="Consolas7"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cm" style:writing-mode="lr-tb"/>
      <style:text-properties fo:font-size="22pt" style:font-size-asian="22pt" style:font-size-complex="22pt"/>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loext:graphic-properties draw:fill-color="#ffffff"/>
    </style:style>
    <style:style style:name="P25" style:family="paragraph">
      <style:paragraph-properties fo:margin-top="0cm" fo:margin-bottom="0cm" style:text-autospace="none"/>
      <style:text-properties style:font-name="Consolas4" fo:font-size="20pt" style:font-name-asian="Consolas4" style:font-size-asian="20pt" style:font-name-complex="Consolas4" style:font-size-complex="20pt"/>
    </style:style>
    <style:style style:name="P26" style:family="paragraph">
      <style:paragraph-properties fo:margin-top="0cm" fo:margin-bottom="0cm" style:text-autospace="none"/>
      <style:text-properties fo:color="#000000" loext:opacity="100%" style:font-name="Consolas4" fo:font-size="20pt" style:font-name-asian="Consolas4" style:font-size-asian="20pt" style:font-name-complex="Consolas4" style:font-size-complex="20pt"/>
    </style:style>
    <style:style style:name="P27" style:family="paragraph">
      <style:paragraph-properties fo:margin-top="0cm" fo:margin-bottom="0cm" style:text-autospace="none"/>
      <style:text-properties fo:font-size="20pt" style:font-size-asian="20pt" style:font-size-complex="20pt"/>
    </style:style>
    <style:style style:name="P28" style:family="paragraph">
      <style:paragraph-properties fo:margin-top="0cm" fo:margin-bottom="0cm" style:text-autospace="none" style:writing-mode="lr-tb"/>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P29" style:family="paragraph">
      <style:paragraph-properties fo:margin-top="0cm" fo:margin-bottom="0cm" style:text-autospace="none"/>
      <style:text-properties style:font-name="Consolas4" fo:font-size="16pt" style:font-name-asian="Consolas4" style:font-size-asian="16pt" style:font-name-complex="Consolas4" style:font-size-complex="16pt"/>
    </style:style>
    <style:style style:name="P30" style:family="paragraph">
      <style:paragraph-properties fo:margin-top="0cm" fo:margin-bottom="0cm" style:text-autospace="none"/>
      <style:text-properties style:font-name="Consolas4" fo:font-size="14pt" style:font-name-asian="Consolas4" style:font-size-asian="14pt" style:font-name-complex="Consolas4" style:font-size-complex="14pt"/>
    </style:style>
    <style:style style:name="P31" style:family="paragraph">
      <style:paragraph-properties fo:margin-top="0cm" fo:margin-bottom="0cm" style:text-autospace="none"/>
      <style:text-properties fo:color="#000000" loext:opacity="100%" style:font-name="Consolas4" fo:font-size="14pt" style:font-name-asian="Consolas4" style:font-size-asian="14pt" style:font-name-complex="Consolas4" style:font-size-complex="14pt"/>
    </style:style>
    <style:style style:name="P32" style:family="paragraph">
      <style:paragraph-properties fo:margin-top="0cm" fo:margin-bottom="0cm"/>
      <style:text-properties fo:font-size="14pt" style:font-size-asian="14pt" style:font-size-complex="14pt"/>
    </style:style>
    <style:style style:name="P33" style:family="paragraph">
      <style:paragraph-properties fo:margin-top="0cm" fo:margin-bottom="0cm" style:text-autospace="none"/>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P34" style:family="paragraph">
      <style:paragraph-properties fo:margin-top="0cm" fo:margin-bottom="0cm" style:text-autospace="none"/>
      <style:text-properties fo:color="#000000" loext:opacity="100%" style:font-name="Consolas4" fo:font-size="16pt" style:font-name-asian="Consolas4" style:font-size-asian="16pt" style:font-name-complex="Consolas4" style:font-size-complex="16pt"/>
    </style:style>
    <style:style style:name="P35" style:family="paragraph">
      <style:paragraph-properties fo:margin-top="0cm" fo:margin-bottom="0cm"/>
      <style:text-properties fo:font-size="16pt" style:font-size-asian="16pt" style:font-size-complex="16pt"/>
    </style:style>
    <style:style style:name="P36" style:family="paragraph">
      <style:paragraph-properties fo:margin-top="0cm" fo:margin-bottom="0cm" style:text-autospace="none"/>
      <style:text-properties style:font-name="Consolas" fo:font-size="16pt" style:font-name-asian="Consolas4" style:font-size-asian="16pt" style:font-name-complex="Consolas4" style:font-size-complex="16pt"/>
    </style:style>
    <style:style style:name="P37" style:family="paragraph">
      <style:paragraph-properties fo:margin-top="0cm" fo:margin-bottom="0cm"/>
      <style:text-properties style:font-name="Consolas" fo:font-size="16pt" style:font-size-asian="16pt" style:font-size-complex="16pt"/>
    </style:style>
    <style:style style:name="P38" style:family="paragraph">
      <style:paragraph-properties fo:margin-left="0cm" fo:margin-right="0cm" fo:margin-top="0cm" fo:margin-bottom="0.4cm" fo:text-indent="0cm"/>
    </style:style>
    <style:style style:name="P39" style:family="paragraph">
      <style:paragraph-properties fo:margin-left="0cm" fo:margin-right="0cm" fo:margin-top="0cm" fo:margin-bottom="0.499cm" fo:text-indent="0cm"/>
    </style:style>
    <style:style style:name="P40" style:family="paragraph">
      <style:paragraph-properties fo:margin-top="0cm" fo:margin-bottom="0cm" fo:text-align="start" style:writing-mode="lr-tb"/>
      <style:text-properties fo:font-size="20pt" style:font-size-asian="20pt" style:font-size-complex="20pt"/>
    </style:style>
    <style:style style:name="P41" style:family="paragraph">
      <style:paragraph-properties style:writing-mode="lr-tb"/>
      <style:text-properties fo:font-size="20pt" style:font-size-asian="20pt" style:font-size-complex="20pt"/>
    </style:style>
    <style:style style:name="P42" style:family="paragraph">
      <style:text-properties fo:font-size="20pt"/>
    </style:style>
    <style:style style:name="P43" style:family="paragraph">
      <style:paragraph-properties style:writing-mode="lr-tb"/>
      <style:text-properties fo:font-size="26pt" style:font-size-asian="26pt" style:font-size-complex="26pt"/>
    </style:style>
    <style:style style:name="P44" style:family="paragraph">
      <style:paragraph-properties fo:margin-top="0cm" fo:margin-bottom="0cm" style:text-autospace="none"/>
      <style:text-properties fo:color="#808080" loext:opacity="100%" style:font-name="Consolas4" fo:font-size="12pt" fo:font-weight="bold" style:font-name-asian="Consolas4" style:font-size-asian="12pt" style:font-weight-asian="bold" style:font-name-complex="Consolas4" style:font-size-complex="12pt" style:font-weight-complex="bold"/>
    </style:style>
    <style:style style:name="P45" style:family="paragraph">
      <style:paragraph-properties fo:margin-top="0cm" fo:margin-bottom="0cm" style:text-autospace="none"/>
      <style:text-properties style:font-name="Consolas4" fo:font-size="12pt" style:font-name-asian="Consolas4" style:font-size-asian="12pt" style:font-name-complex="Consolas4" style:font-size-complex="12pt"/>
    </style:style>
    <style:style style:name="P46" style:family="paragraph">
      <style:paragraph-properties fo:margin-top="0cm" fo:margin-bottom="0cm" style:text-autospace="none"/>
      <style:text-properties fo:color="#000000" loext:opacity="100%" style:font-name="Consolas4" fo:font-size="12pt" style:font-name-asian="Consolas4" style:font-size-asian="12pt" style:font-name-complex="Consolas4" style:font-size-complex="12pt"/>
    </style:style>
    <style:style style:name="P47" style:family="paragraph">
      <style:paragraph-properties fo:margin-top="0cm" fo:margin-bottom="0cm"/>
      <style:text-properties fo:font-size="12pt" style:font-size-asian="12pt" style:font-size-complex="12pt"/>
    </style:style>
    <style:style style:name="P48"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4" fo:font-size="16pt" style:font-name-asian="Consolas4" style:font-size-asian="16pt" style:font-name-complex="Consolas4" style:font-size-complex="16pt"/>
    </style:style>
    <style:style style:name="T11" style:family="text">
      <style:text-properties fo:color="#3f7f7f" loext:opacity="100%" style:font-name="Consolas4" fo:font-size="16pt" style:font-name-asian="Consolas4" style:font-size-asian="16pt" style:font-name-complex="Consolas4" style:font-size-complex="16pt"/>
    </style:style>
    <style:style style:name="T12" style:family="text">
      <style:text-properties fo:color="#7f007f" loext:opacity="100%" style:font-name="Consolas4" fo:font-size="16pt" style:font-name-asian="Consolas4" style:font-size-asian="16pt" style:font-name-complex="Consolas4" style:font-size-complex="16pt"/>
    </style:style>
    <style:style style:name="T13" style:family="text">
      <style:text-properties fo:color="#000000" loext:opacity="100%" style:font-name="Consolas4" fo:font-size="16pt" style:font-name-asian="Consolas4" style:font-size-asian="16pt" style:font-name-complex="Consolas4" style:font-size-complex="16pt"/>
    </style:style>
    <style:style style:name="T14"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7"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7" fo:font-size="16pt" style:font-name-asian="Consolas2" style:font-size-asian="16pt" style:font-name-complex="Consolas2" style:font-size-complex="16pt"/>
    </style:style>
    <style:style style:name="T74" style:family="text">
      <style:text-properties fo:color="#000000" loext:opacity="100%" style:font-name="Consolas7" fo:font-size="16pt" style:font-name-asian="Consolas2" style:font-size-asian="16pt" style:font-name-complex="Consolas2" style:font-size-complex="16pt"/>
    </style:style>
    <style:style style:name="T75" style:family="text">
      <style:text-properties style:font-name="Consolas7"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color="#7f0055" loext:opacity="100%" style:font-name="Consolas4" fo:font-size="22pt" fo:font-weight="bold" style:font-name-asian="Consolas4" style:font-size-asian="22pt" style:font-weight-asian="bold" style:font-name-complex="Consolas4" style:font-size-complex="22pt" style:font-weight-complex="bold"/>
    </style:style>
    <style:style style:name="T82" style:family="text">
      <style:text-properties fo:color="#000000" loext:opacity="100%" style:font-name="Consolas4" fo:font-size="22pt" style:font-name-asian="Consolas4" style:font-size-asian="22pt" style:font-name-complex="Consolas4" style:font-size-complex="22pt"/>
    </style:style>
    <style:style style:name="T83" style:family="text">
      <style:text-properties fo:color="#000080" loext:opacity="100%" style:font-name="Consolas4" fo:font-size="22pt" fo:font-weight="bold" style:font-name-asian="Consolas4" style:font-size-asian="22pt" style:font-weight-asian="bold" style:font-name-complex="Consolas4" style:font-size-complex="22pt" style:font-weight-complex="bold"/>
    </style:style>
    <style:style style:name="T84" style:family="text">
      <style:text-properties style:font-name="Consolas4" fo:font-size="22pt" style:font-name-asian="Consolas4" style:font-size-asian="22pt" style:font-name-complex="Consolas4" style:font-size-complex="22pt"/>
    </style:style>
    <style:style style:name="T85" style:family="text">
      <style:text-properties fo:color="#808080" loext:opacity="100%" style:font-name="Consolas4" fo:font-size="22pt" fo:font-weight="bold" style:font-name-asian="Consolas4" style:font-size-asian="22pt" style:font-weight-asian="bold" style:font-name-complex="Consolas4" style:font-size-complex="22pt" style:font-weight-complex="bold"/>
    </style:style>
    <style:style style:name="T86" style:family="text">
      <style:text-properties fo:color="#008080" loext:opacity="100%" style:font-name="Consolas4" fo:font-size="22pt" fo:font-style="italic" fo:font-weight="bold" style:font-name-asian="Consolas4" style:font-size-asian="22pt" style:font-style-asian="italic" style:font-weight-asian="bold" style:font-name-complex="Consolas4" style:font-size-complex="22pt" style:font-style-complex="italic" style:font-weight-complex="bold"/>
    </style:style>
    <style:style style:name="T87" style:family="text">
      <style:text-properties fo:color="#000080" loext:opacity="100%" style:font-name="Consolas4" fo:font-size="22pt" style:font-name-asian="Consolas4" style:font-size-asian="22pt" style:font-name-complex="Consolas4" style:font-size-complex="22pt"/>
    </style:style>
    <style:style style:name="T88" style:family="text">
      <style:text-properties fo:color="#000000" loext:opacity="100%" style:font-name="Consolas4" fo:font-size="22pt" fo:font-weight="bold" style:font-name-asian="Consolas4" style:font-size-asian="22pt" style:font-weight-asian="bold" style:font-name-complex="Consolas4" style:font-size-complex="22pt" style:font-weight-complex="bold"/>
    </style:style>
    <style:style style:name="T89" style:family="text">
      <style:text-properties fo:color="#6a3e3e" loext:opacity="100%" style:font-name="Consolas4" fo:font-size="22pt" fo:font-weight="bold" style:font-name-asian="Consolas4" style:font-size-asian="22pt" style:font-weight-asian="bold" style:font-name-complex="Consolas4" style:font-size-complex="22pt" style:font-weight-complex="bold"/>
    </style:style>
    <style:style style:name="T90" style:family="text">
      <style:text-properties fo:color="#000000" loext:opacity="100%" style:font-name="Consolas4" fo:font-size="22pt" fo:font-style="italic" style:font-name-asian="Consolas4" style:font-size-asian="22pt" style:font-style-asian="italic" style:font-name-complex="Consolas4" style:font-size-complex="22pt" style:font-style-complex="italic"/>
    </style:style>
    <style:style style:name="T91" style:family="text">
      <style:text-properties fo:color="#6a3e3e" loext:opacity="100%" style:font-name="Consolas4" fo:font-size="22pt" style:font-name-asian="Consolas4" style:font-size-asian="22pt" style:font-name-complex="Consolas4" style:font-size-complex="22pt"/>
    </style:style>
    <style:style style:name="T9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93"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94" style:family="text">
      <style:text-properties style:font-name="Consolas4" fo:font-size="16pt" style:font-name-asian="Consolas4" style:font-size-asian="16pt" style:font-name-complex="Consolas4" style:font-size-complex="16pt"/>
    </style:style>
    <style:style style:name="T95" style:family="text">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T96"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97" style:family="text">
      <style:text-properties fo:color="#000080" loext:opacity="100%" style:font-name="Consolas4" fo:font-size="16pt" style:font-name-asian="Consolas4" style:font-size-asian="16pt" style:font-name-complex="Consolas4" style:font-size-complex="16pt"/>
    </style:style>
    <style:style style:name="T98"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99" style:family="text">
      <style:text-properties fo:color="#008000" loext:opacity="100%" style:font-name="Consolas4" fo:font-size="16pt" style:font-name-asian="Consolas4" style:font-size-asian="16pt" style:font-name-complex="Consolas4" style:font-size-complex="16pt"/>
    </style:style>
    <style:style style:name="T100"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101" style:family="text">
      <style:text-properties fo:color="#6a3e3e" loext:opacity="100%" style:font-name="Consolas4" fo:font-size="16pt" style:font-name-asian="Consolas4" style:font-size-asian="16pt" style:font-name-complex="Consolas4" style:font-size-complex="16pt"/>
    </style:style>
    <style:style style:name="T102"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10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04" style:family="text">
      <style:text-properties fo:color="#000000" loext:opacity="100%" style:font-name="Consolas2" fo:font-size="18pt" style:font-name-asian="Consolas2" style:font-size-asian="18pt" style:font-name-complex="Consolas2" style:font-size-complex="18pt"/>
    </style:style>
    <style:style style:name="T10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06" style:family="text">
      <style:text-properties style:font-name="Consolas2" fo:font-size="18pt" style:font-name-asian="Consolas2" style:font-size-asian="18pt" style:font-name-complex="Consolas2" style:font-size-complex="18pt"/>
    </style:style>
    <style:style style:name="T10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0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09" style:family="text">
      <style:text-properties fo:color="#000080" loext:opacity="100%" style:font-name="Consolas2" fo:font-size="18pt" style:font-name-asian="Consolas2" style:font-size-asian="18pt" style:font-name-complex="Consolas2" style:font-size-complex="18pt"/>
    </style:style>
    <style:style style:name="T11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1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1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14" style:family="text">
      <style:text-properties fo:color="#6a3e3e" loext:opacity="100%" style:font-name="Consolas2" fo:font-size="18pt" style:font-name-asian="Consolas2" style:font-size-asian="18pt" style:font-name-complex="Consolas2" style:font-size-complex="18pt"/>
    </style:style>
    <style:style style:name="T115" style:family="text">
      <style:text-properties fo:color="#808000" loext:opacity="100%" style:font-name="Consolas4" fo:font-size="16pt" style:font-name-asian="Consolas4" style:font-size-asian="16pt" style:font-name-complex="Consolas4" style:font-size-complex="16pt"/>
    </style:style>
    <style:style style:name="T116"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Microsoft YaHei"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17"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118"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119"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120" style:family="text">
      <style:text-properties style:font-name="Consolas4" fo:font-size="20pt" fo:font-weight="bold" style:font-name-asian="Consolas4" style:font-size-asian="20pt" style:font-weight-asian="bold" style:font-name-complex="Consolas4" style:font-size-complex="20pt" style:font-weight-complex="bold"/>
    </style:style>
    <style:style style:name="T121"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122" style:family="text">
      <style:text-properties fo:color="#008000" loext:opacity="100%" style:font-name="Consolas4" fo:font-size="20pt" fo:font-weight="bold" style:font-name-asian="Consolas4" style:font-size-asian="20pt" style:font-weight-asian="bold" style:font-name-complex="Consolas4" style:font-size-complex="20pt" style:font-weight-complex="bold"/>
    </style:style>
    <style:style style:name="T123"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24" style:family="text">
      <style:text-properties fo:color="#6a3e3e" loext:opacity="100%" style:font-name="Consolas2" fo:font-size="20pt" style:font-name-asian="Consolas2" style:font-size-asian="20pt" style:font-name-complex="Consolas2" style:font-size-complex="20pt"/>
    </style:style>
    <style:style style:name="T125"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26" style:family="text">
      <style:text-properties fo:color="#000000" loext:opacity="100%" style:font-name="Consolas4" fo:font-size="20pt" style:font-name-asian="Consolas4" style:font-size-asian="20pt" style:font-name-complex="Consolas4" style:font-size-complex="20pt"/>
    </style:style>
    <style:style style:name="T127" style:family="text">
      <style:text-properties fo:color="#c0c0c0" loext:opacity="100%" style:font-name="Consolas4" fo:font-size="20pt" style:font-name-asian="Consolas4" style:font-size-asian="20pt" style:font-name-complex="Consolas4" style:font-size-complex="20pt"/>
    </style:style>
    <style:style style:name="T128"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129"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30" style:family="text">
      <style:text-properties fo:color="#000000" loext:opacity="100%" style:font-name="Consolas4" fo:font-size="14pt" style:font-name-asian="Consolas4" style:font-size-asian="14pt" style:font-name-complex="Consolas4" style:font-size-complex="14pt"/>
    </style:style>
    <style:style style:name="T131"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32" style:family="text">
      <style:text-properties style:font-name="Consolas4" fo:font-size="14pt" style:font-name-asian="Consolas4" style:font-size-asian="14pt" style:font-name-complex="Consolas4" style:font-size-complex="14pt"/>
    </style:style>
    <style:style style:name="T133"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134"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135"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136" style:family="text">
      <style:text-properties fo:color="#008000" loext:opacity="100%" style:font-name="Consolas4" fo:font-size="14pt" style:font-name-asian="Consolas4" style:font-size-asian="14pt" style:font-name-complex="Consolas4" style:font-size-complex="14pt"/>
    </style:style>
    <style:style style:name="T137" style:family="text">
      <style:text-properties fo:color="#6a3e3e" loext:opacity="100%" style:font-name="Consolas4" fo:font-size="14pt" style:font-name-asian="Consolas4" style:font-size-asian="14pt" style:font-name-complex="Consolas4" style:font-size-complex="14pt"/>
    </style:style>
    <style:style style:name="T138" style:family="text">
      <style:text-properties fo:font-size="14pt" style:font-size-asian="14pt" style:font-size-complex="14pt"/>
    </style:style>
    <style:style style:name="T139" style:family="text">
      <style:text-properties fo:font-size="16pt" style:font-size-asian="16pt" style:font-size-complex="16pt"/>
    </style:style>
    <style:style style:name="T140"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41" style:family="text">
      <style:text-properties fo:color="#c0c0c0" loext:opacity="100%" style:font-name="Consolas4" fo:font-size="16pt" style:font-name-asian="Consolas4" style:font-size-asian="16pt" style:font-name-complex="Consolas4" style:font-size-complex="16pt"/>
    </style:style>
    <style:style style:name="T142" style:family="text">
      <style:text-properties fo:color="#008080" loext:opacity="100%" style:font-name="Consolas" fo:font-size="16pt" style:font-name-asian="Consolas4" style:font-size-asian="16pt" style:font-name-complex="Consolas4" style:font-size-complex="16pt"/>
    </style:style>
    <style:style style:name="T143" style:family="text">
      <style:text-properties fo:color="#3f7f7f"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144" style:family="text">
      <style:text-properties style:font-name="Consolas" fo:font-size="16pt" style:font-size-asian="16pt" style:font-size-complex="16pt"/>
    </style:style>
    <style:style style:name="T145" style:family="text">
      <style:text-properties fo:color="#7f007f" loext:opacity="100%" style:font-name="Consolas" fo:font-size="16pt" style:font-name-asian="Consolas4" style:font-size-asian="16pt" style:font-name-complex="Consolas4" style:font-size-complex="16pt"/>
    </style:style>
    <style:style style:name="T146" style:family="text">
      <style:text-properties fo:color="#000000" loext:opacity="100%" style:font-name="Consolas" fo:font-size="16pt" style:font-name-asian="Consolas4" style:font-size-asian="16pt" style:font-name-complex="Consolas4" style:font-size-complex="16pt"/>
    </style:style>
    <style:style style:name="T147" style:family="text">
      <style:text-properties fo:color="#2a00ff" loext:opacity="100%" style:font-name="Consolas" fo:font-size="16pt" fo:font-style="italic" style:font-name-asian="Consolas4" style:font-size-asian="16pt" style:font-style-asian="italic" style:font-name-complex="Consolas4" style:font-size-complex="16pt" style:font-style-complex="italic"/>
    </style:style>
    <style:style style:name="T148" style:family="text">
      <style:text-properties fo:color="#3f7f7f" loext:opacity="100%" style:font-name="Consolas" fo:font-size="16pt" style:font-name-asian="Consolas4" style:font-size-asian="16pt" style:font-name-complex="Consolas4" style:font-size-complex="16pt"/>
    </style:style>
    <style:style style:name="T149"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0"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51"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2"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3"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4"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5"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6"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7"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8"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9"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0"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1"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2" style:family="text">
      <style:text-properties fo:color="#7f0055" loext:opacity="100%" style:font-name="Consolas7" fo:font-size="20pt" fo:font-weight="bold" style:font-name-asian="Consolas2" style:font-size-asian="20pt" style:font-weight-asian="bold" style:font-name-complex="Consolas2" style:font-size-complex="20pt" style:font-weight-complex="bold"/>
    </style:style>
    <style:style style:name="T163" style:family="text">
      <style:text-properties fo:color="#000000" loext:opacity="100%" style:font-name="Consolas7" fo:font-size="20pt" style:font-name-asian="Consolas2" style:font-size-asian="20pt" style:font-name-complex="Consolas2" style:font-size-complex="20pt"/>
    </style:style>
    <style:style style:name="T164" style:family="text">
      <style:text-properties fo:color="#000080" loext:opacity="100%" style:font-name="Consolas7" fo:font-size="20pt" fo:font-weight="bold" style:font-name-asian="Consolas2" style:font-size-asian="20pt" style:font-weight-asian="bold" style:font-name-complex="Consolas2" style:font-size-complex="20pt" style:font-weight-complex="bold"/>
    </style:style>
    <style:style style:name="T165" style:family="text">
      <style:text-properties style:font-name="Consolas7" fo:font-size="20pt" style:font-name-asian="Consolas2" style:font-size-asian="20pt" style:font-name-complex="Consolas2" style:font-size-complex="20pt"/>
    </style:style>
    <style:style style:name="T166" style:family="text">
      <style:text-properties fo:color="#808080" loext:opacity="100%" style:font-name="Consolas7" fo:font-size="20pt" fo:font-weight="bold" style:font-name-asian="Consolas2" style:font-size-asian="20pt" style:font-weight-asian="bold" style:font-name-complex="Consolas2" style:font-size-complex="20pt" style:font-weight-complex="bold"/>
    </style:style>
    <style:style style:name="T167" style:family="text">
      <style:text-properties fo:color="#000080" loext:opacity="100%" style:font-name="Consolas7" fo:font-size="20pt" style:font-name-asian="Consolas2" style:font-size-asian="20pt" style:font-name-complex="Consolas2" style:font-size-complex="20pt"/>
    </style:style>
    <style:style style:name="T168" style:family="text">
      <style:text-properties fo:color="#000000" loext:opacity="100%" style:font-name="Consolas7" fo:font-size="20pt" fo:font-weight="bold" style:font-name-asian="Consolas2" style:font-size-asian="20pt" style:font-weight-asian="bold" style:font-name-complex="Consolas2" style:font-size-complex="20pt" style:font-weight-complex="bold"/>
    </style:style>
    <style:style style:name="T169" style:family="text">
      <style:text-properties fo:color="#7f0055"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70" style:family="text">
      <style:text-properties fo:color="#000000" loext:opacity="100%" style:text-outline="false" style:text-line-through-style="none" style:text-line-through-type="none" style:font-name="Consolas7"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71" style:family="text">
      <style:text-properties fo:color="#000080"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72" style:family="text">
      <style:text-properties fo:color="#00000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3" style:family="text">
      <style:text-properties fo:color="#c0c0c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4" style:family="text">
      <style:text-properties fo:color="#808000" loext:opacity="100%" style:font-name="Consolas2" fo:font-size="18pt" style:font-name-asian="Consolas2" style:font-size-asian="18pt" style:font-name-complex="Consolas2" style:font-size-complex="18pt"/>
    </style:style>
    <style:style style:name="T175" style:family="text">
      <style:text-properties fo:color="#008000" loext:opacity="100%" style:font-name="Consolas2" fo:font-size="18pt" style:font-name-asian="Consolas2" style:font-size-asian="18pt" style:font-name-complex="Consolas2" style:font-size-complex="18pt"/>
    </style:style>
    <style:style style:name="T176" style:family="text">
      <style:text-properties fo:color="#808000" loext:opacity="100%" style:font-name="Consolas4" fo:font-size="16pt" fo:font-weight="bold" style:font-name-asian="Consolas4" style:font-size-asian="16pt" style:font-weight-asian="bold" style:font-name-complex="Consolas4" style:font-size-complex="16pt" style:font-weight-complex="bold"/>
    </style:style>
    <style:style style:name="T177" style:family="text">
      <style:text-properties fo:font-size="26pt" style:font-size-asian="26pt" style:font-size-complex="26pt"/>
    </style:style>
    <style:style style:name="T178" style:family="text">
      <style:text-properties fo:font-size="12pt" style:font-size-asian="12pt" style:font-size-complex="12pt"/>
    </style:style>
    <style:style style:name="T179" style:family="text">
      <style:text-properties fo:color="#7f0055" loext:opacity="100%" style:font-name="Consolas4" fo:font-size="12pt" fo:font-weight="bold" style:font-name-asian="Consolas4" style:font-size-asian="12pt" style:font-weight-asian="bold" style:font-name-complex="Consolas4" style:font-size-complex="12pt" style:font-weight-complex="bold"/>
    </style:style>
    <style:style style:name="T180" style:family="text">
      <style:text-properties fo:color="#000000" loext:opacity="100%" style:font-name="Consolas4" fo:font-size="12pt" style:font-name-asian="Consolas4" style:font-size-asian="12pt" style:font-name-complex="Consolas4" style:font-size-complex="12pt"/>
    </style:style>
    <style:style style:name="T181" style:family="text">
      <style:text-properties fo:color="#000080" loext:opacity="100%" style:font-name="Consolas4" fo:font-size="12pt" fo:font-style="italic" fo:font-weight="bold" style:font-name-asian="Consolas4" style:font-size-asian="12pt" style:font-style-asian="italic" style:font-weight-asian="bold" style:font-name-complex="Consolas4" style:font-size-complex="12pt" style:font-style-complex="italic" style:font-weight-complex="bold"/>
    </style:style>
    <style:style style:name="T182" style:family="text">
      <style:text-properties fo:color="#808080" loext:opacity="100%" style:font-name="Consolas4" fo:font-size="12pt" fo:font-weight="bold" style:font-name-asian="Consolas4" style:font-size-asian="12pt" style:font-weight-asian="bold" style:font-name-complex="Consolas4" style:font-size-complex="12pt" style:font-weight-complex="bold"/>
    </style:style>
    <style:style style:name="T183" style:family="text">
      <style:text-properties fo:color="#000080" loext:opacity="100%" style:font-name="Consolas4" fo:font-size="12pt" fo:font-weight="bold" style:font-name-asian="Consolas4" style:font-size-asian="12pt" style:font-weight-asian="bold" style:font-name-complex="Consolas4" style:font-size-complex="12pt" style:font-weight-complex="bold"/>
    </style:style>
    <style:style style:name="T184" style:family="text">
      <style:text-properties fo:color="#000080" loext:opacity="100%" style:font-name="Consolas4" fo:font-size="12pt" style:font-name-asian="Consolas4" style:font-size-asian="12pt" style:font-name-complex="Consolas4" style:font-size-complex="12pt"/>
    </style:style>
    <style:style style:name="T185" style:family="text">
      <style:text-properties fo:color="#000000" loext:opacity="100%" style:font-name="Consolas4" fo:font-size="12pt" fo:font-weight="bold" style:font-name-asian="Consolas4" style:font-size-asian="12pt" style:font-weight-asian="bold" style:font-name-complex="Consolas4" style:font-size-complex="12pt" style:font-weight-complex="bold"/>
    </style:style>
    <style:style style:name="T186" style:family="text">
      <style:text-properties fo:color="#008000" loext:opacity="100%" style:font-name="Consolas4" fo:font-size="12pt" style:font-name-asian="Consolas4" style:font-size-asian="12pt" style:font-name-complex="Consolas4" style:font-size-complex="12pt"/>
    </style:style>
    <style:style style:name="T187" style:family="text">
      <style:text-properties fo:color="#6a3e3e" loext:opacity="100%" style:font-name="Consolas4" fo:font-size="12pt" fo:font-weight="bold" style:font-name-asian="Consolas4" style:font-size-asian="12pt" style:font-weight-asian="bold" style:font-name-complex="Consolas4" style:font-size-complex="12pt" style:font-weight-complex="bold"/>
    </style:style>
    <style:style style:name="T188" style:family="text">
      <style:text-properties fo:color="#000000" loext:opacity="100%" style:font-name="Consolas4" fo:font-size="12pt" fo:font-style="italic" style:font-name-asian="Consolas4" style:font-size-asian="12pt" style:font-style-asian="italic" style:font-name-complex="Consolas4" style:font-size-complex="12pt" style:font-style-complex="italic"/>
    </style:style>
    <style:style style:name="T189" style:family="text">
      <style:text-properties fo:color="#c0c0c0" loext:opacity="100%" style:font-name="Consolas4" fo:font-size="12pt" style:font-name-asian="Consolas4" style:font-size-asian="12pt" style:font-name-complex="Consolas4" style:font-size-complex="12pt"/>
    </style:style>
    <style:style style:name="T190" style:family="text">
      <style:text-properties fo:color="#000000" loext:opacity="100%" style:text-line-through-style="solid" style:text-line-through-type="single" style:font-name="Consolas4" fo:font-size="12pt" style:font-name-asian="Consolas4" style:font-size-asian="12pt" style:font-name-complex="Consolas4" style:font-size-complex="12pt"/>
    </style:style>
    <style:style style:name="T191" style:family="text">
      <style:text-properties fo:color="#6a3e3e" loext:opacity="100%" style:font-name="Consolas4" fo:font-size="12pt" style:font-name-asian="Consolas4" style:font-size-asian="12pt" style:font-name-complex="Consolas4" style:font-size-complex="12pt"/>
    </style:style>
    <style:style style:name="T19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1">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1">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1">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1">There are some built-in annotation literals, so we do not have to create new instanc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ers</text:p>
          </draw:text-box>
        </draw:frame>
        <draw:frame presentation:style-name="pr29" draw:layer="layout" svg:width="25.199cm" svg:height="12.18cm" svg:x="1.4cm" svg:y="4.914cm" presentation:class="outline" presentation:user-transformed="true">
          <draw:text-box>
            <text:list text:style-name="L3">
              <text:list-item>
                <text:p text:style-name="P23">Producers can return objects to be injected</text:p>
              </text:list-item>
              <text:list-item>
                <text:p text:style-name="P23">Objects can be beans but not necessarily so</text:p>
              </text:list-item>
              <text:list-item>
                <text:p text:style-name="P23"><text:span text:style-name="T116">Producers can use the new keyword</text:span></text:p>
              </text:list-item>
              <text:list-item>
                <text:p text:style-name="P23"><text:span text:style-name="T116">Objects will be under half CDI control</text:span></text:p>
              </text:list-item>
              <text:list-item>
                <text:p text:style-name="P23"><text:span text:style-name="T116">Useful for working with legacy code</text:span></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2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 fields</text:p>
          </draw:text-box>
        </draw:frame>
        <draw:frame presentation:style-name="pr5" draw:text-style-name="P19" draw:layer="layout" svg:width="25.199cm" svg:height="13.859cm" svg:x="1.4cm" svg:y="5.443cm" presentation:class="outline" presentation:user-transformed="true">
          <draw:text-box>
            <text:p text:style-name="P25"><text:span text:style-name="T117">public</text:span><text:span text:style-name="T118"> </text:span><text:span text:style-name="T117">class</text:span><text:span text:style-name="T118"> </text:span><text:span text:style-name="T119">DatabaseProducer</text:span><text:span text:style-name="T118"> {</text:span></text:p>
            <text:p text:style-name="P25"><text:span text:style-name="T120"/></text:p>
            <text:p text:style-name="P25"><text:span text:style-name="T118"><text:s text:c="4"/></text:span><text:span text:style-name="T121">@Produces</text:span></text:p>
            <text:p text:style-name="P25"><text:span text:style-name="T118"><text:s text:c="4"/></text:span><text:span text:style-name="T117">private</text:span><text:span text:style-name="T118"> </text:span><text:span text:style-name="T119">Database</text:span><text:span text:style-name="T118"> </text:span><text:span text:style-name="T119">database</text:span><text:span text:style-name="T118"> =</text:span></text:p>
            <text:p text:style-name="P25"><text:span text:style-name="T118"><text:s text:c="8"/></text:span><text:span text:style-name="T117">new</text:span><text:span text:style-name="T118"> </text:span><text:span text:style-name="T119">Database</text:span><text:span text:style-name="T118">(</text:span><text:span text:style-name="T122">"http://database"</text:span><text:span text:style-name="T118">, </text:span><text:span text:style-name="T122">"user"</text:span><text:span text:style-name="T118">, </text:span><text:span text:style-name="T122">"pass"</text:span><text:span text:style-name="T118">); </text:span></text:p>
            <text:p text:style-name="P25"><text:span text:style-name="T120"/></text:p>
            <text:p text:style-name="P26"><text:span text:style-name="T120">}</text:span></text:p>
            <text:p text:style-name="P27"><text:span text:style-name="T64"/></text:p>
            <text:p text:style-name="P27"><text:span text:style-name="T61">public</text:span><text:span text:style-name="T62"> </text:span><text:span text:style-name="T61">class</text:span><text:span text:style-name="T62"> </text:span><text:span text:style-name="T63">RecordService</text:span><text:span text:style-name="T62"> {</text:span></text:p>
            <text:p text:style-name="P27"><text:span text:style-name="T64"/></text:p>
            <text:p text:style-name="P27"><text:span text:style-name="T62"><text:s text:c="4"/></text:span><text:span text:style-name="T60">@Inject</text:span></text:p>
            <text:p text:style-name="P27"><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27"><text:span text:style-name="T64"/></text:p>
            <text:p text:style-name="P27"><text:span text:style-name="T62">}</text:span></text:p>
          </draw:text-box>
        </draw:frame>
        <presentation:notes draw:style-name="dp1">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 methods</text:p>
          </draw:text-box>
        </draw:frame>
        <draw:frame presentation:style-name="pr5" draw:text-style-name="P1"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3" presentation:class="page"/>
          <draw:frame presentation:style-name="pr13" draw:text-style-name="P3" draw:layer="layout" svg:width="17.271cm" svg:height="14.167cm" svg:x="2.159cm" svg:y="13.271cm" presentation:class="notes" presentation:placeholder="true" presentation:user-transformed="true">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0" draw:text-style-name="P1"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1">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23">database</text:span><text:span text:style-name="T62">) {</text:span></text:p>
            <text:p text:style-name="P8"><text:span text:style-name="T62"><text:s text:c="8"/></text:span><text:span text:style-name="T124">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23">injectionPoint</text:span><text:span text:style-name="T62">) {</text:span></text:p>
            <text:p text:style-name="P8"><text:span text:style-name="T62"><text:s text:c="8"/></text:span><text:span text:style-name="T66">Member</text:span><text:span text:style-name="T62"> </text:span><text:span text:style-name="T123">member</text:span><text:span text:style-name="T62"> = </text:span><text:span text:style-name="T124">injectionPoint</text:span><text:span text:style-name="T62">.</text:span><text:span text:style-name="T125">getMember</text:span><text:span text:style-name="T62">();</text:span></text:p>
            <text:p text:style-name="P8"><text:span text:style-name="T62"><text:s text:c="8"/></text:span><text:span text:style-name="T63">Class</text:span><text:span text:style-name="T62">&lt;?&gt; </text:span><text:span text:style-name="T123">clazz</text:span><text:span text:style-name="T62"> = </text:span><text:span text:style-name="T124">member</text:span><text:span text:style-name="T62">.</text:span><text:span text:style-name="T125">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25">getLogger</text:span><text:span text:style-name="T62">(</text:span><text:span text:style-name="T124">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23">ip</text:span><text:span text:style-name="T62">) {</text:span></text:p>
            <text:p text:style-name="P8"><text:span text:style-name="T62"><text:s text:c="8"/></text:span><text:span text:style-name="T61">if</text:span><text:span text:style-name="T62">( valueIsNumber(</text:span><text:span text:style-name="T124">ip</text:span><text:span text:style-name="T62">.</text:span><text:span text:style-name="T125">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1">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ny</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Default</text:p>
          </draw:text-box>
        </draw:frame>
        <draw:frame presentation:style-name="pr29" draw:text-style-name="P1"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prevent ambiguity</text:p>
          </draw:text-box>
        </draw:frame>
        <draw:frame presentation:style-name="pr25" draw:text-style-name="P28" draw:layer="layout" svg:width="25.199cm" svg:height="12.18cm" svg:x="1.4cm" svg:y="4.914cm" presentation:class="outline" presentation:user-transformed="true">
          <draw:text-box>
            <text:p text:style-name="P8"><text:span text:style-name="T121">@Alternative</text:span></text:p>
            <text:p text:style-name="P8"><text:span text:style-name="T117">public</text:span><text:span text:style-name="T126"> </text:span><text:span text:style-name="T117">class</text:span><text:span text:style-name="T126"> </text:span><text:span text:style-name="T119">User</text:span><text:span text:style-name="T126"> {</text:span></text:p>
            <text:p text:style-name="P8"><text:span text:style-name="T126"><text:s text:c="4"/></text:span><text:span text:style-name="T127">// ...</text:span></text:p>
            <text:p text:style-name="P8"><text:span text:style-name="T126">}</text:span></text:p>
            <text:p text:style-name="P8"><text:span text:style-name="T126"/></text:p>
            <text:p text:style-name="P8"><text:span text:style-name="T117">public</text:span><text:span text:style-name="T126"> </text:span><text:span text:style-name="T117">class</text:span><text:span text:style-name="T126"> </text:span><text:span text:style-name="T119">UserProducer</text:span><text:span text:style-name="T126"> {</text:span></text:p>
            <text:p text:style-name="P8"><text:span text:style-name="T126"/></text:p>
            <text:p text:style-name="P8"><text:span text:style-name="T126"><text:s text:c="4"/></text:span><text:span text:style-name="T121">@Produces</text:span></text:p>
            <text:p text:style-name="P8"><text:span text:style-name="T126"><text:s text:c="4"/></text:span><text:span text:style-name="T121">@RequestScoped</text:span></text:p>
            <text:p text:style-name="P8"><text:span text:style-name="T126"><text:s text:c="4"/></text:span><text:span text:style-name="T117">public</text:span><text:span text:style-name="T126"> </text:span><text:span text:style-name="T119">User</text:span><text:span text:style-name="T126"> </text:span><text:span text:style-name="T118">user</text:span><text:span text:style-name="T126">() {</text:span></text:p>
            <text:p text:style-name="P8"><text:span text:style-name="T126"><text:s text:c="8"/></text:span><text:span text:style-name="T127">// ...</text:span></text:p>
            <text:p text:style-name="P8"><text:span text:style-name="T126"><text:s text:c="4"/></text:span><text:span text:style-name="T126">}</text:span></text:p>
            <text:p text:style-name="P8"><text:span text:style-name="T126"/></text:p>
            <text:p text:style-name="P8"><text:span text:style-name="T126">}</text:span></text:p>
          </draw:text-box>
        </draw:frame>
        <presentation:notes draw:style-name="dp2">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8">@Alternative</text:span></text:p>
            <text:p text:style-name="P8"><text:span text:style-name="T129">public</text:span><text:span text:style-name="T130"> </text:span><text:span text:style-name="T129">class</text:span><text:span text:style-name="T130"> </text:span><text:span text:style-name="T131">ActionTestBase_DatabaseCreator</text:span><text:span text:style-name="T130"> </text:span><text:span text:style-name="T129">extends</text:span><text:span text:style-name="T130"> </text:span><text:span text:style-name="T131">DatabaseCreator</text:span><text:span text:style-name="T130"> {</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CloudantDatabase</text:span><text:span text:style-name="T130"> </text:span><text:span text:style-name="T133">createCloudant</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new</text:span><text:span text:style-name="T130"> </text:span><text:span text:style-name="T131">FakeDatabase</text:span><text:span text:style-name="T130">(</text:span><text:span text:style-name="T136">"https://fakedb:1234"</text:span><text:span text:style-name="T130">, </text:span><text:span text:style-name="T137">db</text:span><text:span text:style-name="T130">, </text:span><text:span text:style-name="T136">"user"</text:span><text:span text:style-name="T130">, </text:span><text:span text:style-name="T136">"pass"</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rotected</text:span><text:span text:style-name="T130"> </text:span><text:span text:style-name="T131">HistoryDatabase</text:span><text:span text:style-name="T130"> </text:span><text:span text:style-name="T133">createHistory</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History(</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 text:c="4"/></text:span><text:span text:style-name="T128">@Override</text:span></text:p>
            <text:p text:style-name="P8"><text:span text:style-name="T130"><text:s text:c="4"/></text:span><text:span text:style-name="T129">public</text:span><text:span text:style-name="T130"> </text:span><text:span text:style-name="T131">RevisionedDatabase</text:span><text:span text:style-name="T130"> </text:span><text:span text:style-name="T133">createRevisioned</text:span><text:span text:style-name="T130">(</text:span><text:span text:style-name="T131">String</text:span><text:span text:style-name="T130"> </text:span><text:span text:style-name="T134">db</text:span><text:span text:style-name="T130">) {</text:span></text:p>
            <text:p text:style-name="P8"><text:span text:style-name="T130"><text:s text:c="8"/></text:span><text:span text:style-name="T129">return</text:span><text:span text:style-name="T130"> </text:span><text:span text:style-name="T131">Mockito</text:span><text:span text:style-name="T130">.</text:span><text:span text:style-name="T135">spy</text:span><text:span text:style-name="T130">(</text:span><text:span text:style-name="T129">super</text:span><text:span text:style-name="T130">.createRevisioned(</text:span><text:span text:style-name="T137">db</text:span><text:span text:style-name="T130">));</text:span></text:p>
            <text:p text:style-name="P8"><text:span text:style-name="T130"><text:s text:c="4"/></text:span><text:span text:style-name="T130">}</text:span></text:p>
            <text:p text:style-name="P8"><text:span text:style-name="T132"/></text:p>
            <text:p text:style-name="P8"><text:span text:style-name="T130">}</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29"><text:span text:style-name="T10">&lt;</text:span><text:span text:style-name="T11">beans</text:span><text:span text:style-name="T94"> </text:span><text:span text:style-name="T12">xmlns</text:span><text:span text:style-name="T13">=</text:span><text:span text:style-name="T14">"https://jakarta.ee/xml/ns/jakartaee"</text:span></text:p>
            <text:p text:style-name="P29"><text:span text:style-name="T94"><text:s text:c="4"/></text:span><text:span text:style-name="T12">xmlns:xsi</text:span><text:span text:style-name="T13">=</text:span><text:span text:style-name="T14">"http://www.w3.org/2001/XMLSchema-instance"</text:span></text:p>
            <text:p text:style-name="P29"><text:span text:style-name="T94"><text:s text:c="4"/></text:span><text:span text:style-name="T12">xsi:schemaLocation</text:span><text:span text:style-name="T13">=</text:span><text:span text:style-name="T14">"https://jakarta.ee/xml/ns/jakartaee https://jakarta.ee/xml/ns/jakartaee/beans_4_0.xsd"</text:span></text:p>
            <text:p text:style-name="P29"><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29"><text:span text:style-name="T94"/></text:p>
            <text:p text:style-name="P29"><text:span text:style-name="T13"><text:s text:c="4"/></text:span><text:span text:style-name="T10">&lt;</text:span><text:span text:style-name="T11">alternatives</text:span><text:span text:style-name="T10">&gt;</text:span></text:p>
            <text:p text:style-name="P29"><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29"><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29"><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29"><text:span text:style-name="T13"><text:s text:c="4"/></text:span><text:span text:style-name="T10">&lt;/</text:span><text:span text:style-name="T11">alternatives</text:span><text:span text:style-name="T10">&gt;</text:span></text:p>
            <text:p text:style-name="P29"><text:span text:style-name="T94"/></text:p>
            <text:p text:style-name="P29"><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s</text:p>
          </draw:text-box>
        </draw:frame>
        <draw:frame presentation:style-name="pr29" draw:layer="layout" svg:width="25.199cm" svg:height="12.18cm" svg:x="1.4cm" svg:y="4.914cm" presentation:class="outlin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24"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s producer</text:p>
          </draw:text-box>
        </draw:frame>
        <draw:frame presentation:style-name="pr25" draw:text-style-name="P32" draw:layer="layout" svg:width="25.199cm" svg:height="12.18cm" svg:x="1.4cm" svg:y="4.914cm" presentation:class="outline" presentation:user-transformed="true">
          <draw:text-box>
            <text:p text:style-name="P30"><text:span text:style-name="T128">@</text:span><text:span text:style-name="T130">ApplicationScoped</text:span></text:p>
            <text:p text:style-name="P30"><text:span text:style-name="T129">public</text:span><text:span text:style-name="T130"> </text:span><text:span text:style-name="T129">class</text:span><text:span text:style-name="T130"> </text:span><text:span text:style-name="T131">ObjectMapperConfigProducerOverride</text:span><text:span text:style-name="T130"> </text:span><text:span text:style-name="T129">extends</text:span><text:span text:style-name="T130"> </text:span><text:span text:style-name="T131">ObjectMapperConfigProducer</text:span><text:span text:style-name="T130"> {</text:span></text:p>
            <text:p text:style-name="P30"><text:span text:style-name="T138"/></text:p>
            <text:p text:style-name="P30"><text:span text:style-name="T130"><text:s text:c="4"/></text:span><text:span text:style-name="T128">@Override</text:span></text:p>
            <text:p text:style-name="P30"><text:span text:style-name="T130"><text:s text:c="4"/></text:span><text:span text:style-name="T128">@</text:span><text:span text:style-name="T130">Produces</text:span></text:p>
            <text:p text:style-name="P30"><text:span text:style-name="T130"><text:s text:c="4"/></text:span><text:span text:style-name="T128">@</text:span><text:span text:style-name="T130">Specializes</text:span></text:p>
            <text:p text:style-name="P30"><text:span text:style-name="T130"><text:s text:c="4"/></text:span><text:span text:style-name="T128">@</text:span><text:span text:style-name="T130">JSON</text:span></text:p>
            <text:p text:style-name="P30"><text:span text:style-name="T130"><text:s text:c="4"/></text:span><text:span text:style-name="T129">public</text:span><text:span text:style-name="T130"> </text:span><text:span text:style-name="T131">ObjectMapperConfig</text:span><text:span text:style-name="T130"> </text:span><text:span text:style-name="T133">produce</text:span><text:span text:style-name="T130">() {</text:span></text:p>
            <text:p text:style-name="P30"><text:span text:style-name="T130"><text:s text:c="8"/></text:span><text:span text:style-name="T131">ObjectMapperConfig</text:span><text:span text:style-name="T130"> </text:span><text:span text:style-name="T134">config</text:span><text:span text:style-name="T130"> = </text:span><text:span text:style-name="T129">super</text:span><text:span text:style-name="T130">.produce();</text:span></text:p>
            <text:p text:style-name="P30"><text:span text:style-name="T130"><text:s text:c="8"/></text:span><text:span text:style-name="T131">Jackson2ObjectMapperFactoryImpl</text:span><text:span text:style-name="T130"> </text:span><text:span text:style-name="T134">factory</text:span><text:span text:style-name="T130"> = (</text:span><text:span text:style-name="T131">Jackson2ObjectMapperFactoryImpl</text:span><text:span text:style-name="T130">) </text:span><text:span text:style-name="T137">config</text:span><text:span text:style-name="T130">.jackson2ObjectMapperFactory();</text:span></text:p>
            <text:p text:style-name="P30"><text:span text:style-name="T130"><text:s text:c="8"/></text:span><text:span text:style-name="T131">ObjectMapper</text:span><text:span text:style-name="T130"> </text:span><text:span text:style-name="T134">mapper</text:span><text:span text:style-name="T130"> = </text:span><text:span text:style-name="T137">factory</text:span><text:span text:style-name="T130">.getObjectMapper();</text:span></text:p>
            <text:p text:style-name="P30"><text:span text:style-name="T130"><text:s text:c="8"/></text:span><text:span text:style-name="T137">mapper</text:span><text:span text:style-name="T130">.configure(SerializationFeature.WRITE_ENUMS_USING_TO_STRING, </text:span><text:span text:style-name="T129">true</text:span><text:span text:style-name="T130">);</text:span></text:p>
            <text:p text:style-name="P30"><text:span text:style-name="T130"><text:s text:c="8"/></text:span><text:span text:style-name="T137">mapper</text:span><text:span text:style-name="T130">.configure(DeserializationFeature.READ_ENUMS_USING_TO_STRING, </text:span><text:span text:style-name="T129">true</text:span><text:span text:style-name="T130">);</text:span></text:p>
            <text:p text:style-name="P30"><text:span text:style-name="T130"><text:s text:c="8"/></text:span><text:span text:style-name="T129">return</text:span><text:span text:style-name="T130"> </text:span><text:span text:style-name="T137">config</text:span><text:span text:style-name="T130">;</text:span></text:p>
            <text:p text:style-name="P31"><text:span text:style-name="T138"><text:s text:c="4"/></text:span><text:span text:style-name="T138">}</text:span></text:p>
            <text:p text:style-name="P30"><text:span text:style-name="T138"/></text:p>
            <text:p text:style-name="P31"><text:span text:style-name="T138">}</text:span></text:p>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24"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24"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classes</text:p>
          </draw:text-box>
        </draw:frame>
        <draw:frame presentation:style-name="pr25" draw:text-style-name="P35" draw:layer="layout" svg:width="25.199cm" svg:height="12.95cm" svg:x="1.4cm" svg:y="5.476cm" presentation:class="outline" presentation:user-transformed="true">
          <draw:text-box>
            <text:p text:style-name="P33"><text:span text:style-name="T139">@Named</text:span></text:p>
            <text:p text:style-name="P29"><text:span text:style-name="T92">class</text:span><text:span text:style-name="T13"> </text:span><text:span text:style-name="T93">DeductionCsvReader</text:span><text:span text:style-name="T13"> </text:span><text:span text:style-name="T92">extends</text:span><text:span text:style-name="T13"> </text:span><text:span text:style-name="T140">AbstractItemReader</text:span><text:span text:style-name="T13"> {</text:span></text:p>
            <text:p text:style-name="P29"><text:span text:style-name="T13"><text:s text:c="4"/></text:span><text:span text:style-name="T95">@Override</text:span></text:p>
            <text:p text:style-name="P29"><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29"><text:span text:style-name="T13"><text:s text:c="8"/></text:span><text:span text:style-name="T141">// ...</text:span></text:p>
            <text:p text:style-name="P29"><text:span text:style-name="T139"><text:s text:c="4"/></text:span><text:span text:style-name="T139">}</text:span></text:p>
            <text:p text:style-name="P34"><text:span text:style-name="T139">}</text:span></text:p>
            <text:p text:style-name="P29"><text:span text:style-name="T139"/></text:p>
            <text:p text:style-name="P33"><text:span text:style-name="T139">@Named</text:span></text:p>
            <text:p text:style-name="P29"><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29"><text:span text:style-name="T13"><text:s text:c="4"/></text:span><text:span text:style-name="T95">@Override</text:span></text:p>
            <text:p text:style-name="P29"><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29"><text:span text:style-name="T13"><text:s text:c="8"/></text:span><text:span text:style-name="T141">/// ...</text:span></text:p>
            <text:p text:style-name="P29"><text:span text:style-name="T139"><text:s text:c="4"/></text:span><text:span text:style-name="T139">}</text:span></text:p>
            <text:p text:style-name="P34"><text:span text:style-name="T139">}</text:span></text:p>
            <text:p text:style-name="P29"><text:span text:style-name="T139"/></text:p>
            <text:p text:style-name="P33"><text:span text:style-name="T139">@Named</text:span></text:p>
            <text:p text:style-name="P29"><text:span text:style-name="T92">class</text:span><text:span text:style-name="T13"> </text:span><text:span text:style-name="T93">DeductionCsvWriter</text:span><text:span text:style-name="T13"> </text:span><text:span text:style-name="T92">extends</text:span><text:span text:style-name="T13"> </text:span><text:span text:style-name="T140">AbstractItemWriter</text:span><text:span text:style-name="T13"> {</text:span></text:p>
            <text:p text:style-name="P29"><text:span text:style-name="T13"><text:s text:c="4"/></text:span><text:span text:style-name="T95">@Override</text:span></text:p>
            <text:p text:style-name="P29"><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29"><text:span text:style-name="T13"><text:s text:c="8"/></text:span><text:span text:style-name="T141">// ...</text:span></text:p>
            <text:p text:style-name="P34"><text:span text:style-name="T139"><text:s text:c="4"/></text:span><text:span text:style-name="T139">}</text:span></text:p>
            <text:p text:style-name="P34"><text:span text:style-name="T139">}</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24"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job</text:p>
          </draw:text-box>
        </draw:frame>
        <draw:frame presentation:style-name="pr25" draw:text-style-name="P37" draw:layer="layout" svg:width="25.199cm" svg:height="12.18cm" svg:x="1.4cm" svg:y="4.914cm" presentation:class="outline" presentation:user-transformed="true">
          <draw:text-box>
            <text:p text:style-name="P36"><text:span text:style-name="T142">&lt;</text:span><text:span text:style-name="T143">job</text:span><text:span text:style-name="T144"> </text:span><text:span text:style-name="T145">id</text:span><text:span text:style-name="T146">=</text:span><text:span text:style-name="T147">"deductions"</text:span><text:span text:style-name="T144"> </text:span></text:p>
            <text:p text:style-name="P36"><text:span text:style-name="T144"><text:s text:c="4"/></text:span><text:span text:style-name="T145">xmlns</text:span><text:span text:style-name="T146">=</text:span><text:span text:style-name="T147">"http://xmlns.jcp.org/xml/ns/javaee"</text:span><text:span text:style-name="T144"> </text:span><text:span text:style-name="T145">version</text:span><text:span text:style-name="T146">=</text:span><text:span text:style-name="T147">"1.0"</text:span><text:span text:style-name="T142">&gt;</text:span></text:p>
            <text:p text:style-name="P36"><text:span text:style-name="T146"><text:s text:c="4"/></text:span><text:span text:style-name="T142">&lt;</text:span><text:span text:style-name="T148">step</text:span><text:span text:style-name="T144"> </text:span><text:span text:style-name="T145">id</text:span><text:span text:style-name="T146">=</text:span><text:span text:style-name="T147">"csvToRecords"</text:span><text:span text:style-name="T144"> </text:span><text:span text:style-name="T145">next</text:span><text:span text:style-name="T146">=</text:span><text:span text:style-name="T147">"recordsUpdate"</text:span><text:span text:style-name="T142">&gt;</text:span></text:p>
            <text:p text:style-name="P36"><text:span text:style-name="T146"><text:s text:c="8"/></text:span><text:span text:style-name="T142">&lt;</text:span><text:span text:style-name="T148">chunk</text:span><text:span text:style-name="T144"> </text:span><text:span text:style-name="T145">item-count</text:span><text:span text:style-name="T146">=</text:span><text:span text:style-name="T147">"3"</text:span><text:span text:style-name="T142">&gt;</text:span></text:p>
            <text:p text:style-name="P36"><text:span text:style-name="T146"><text:s text:c="12"/></text:span><text:span text:style-name="T142">&lt;</text:span><text:span text:style-name="T148">reader</text:span><text:span text:style-name="T144"> </text:span><text:span text:style-name="T145">ref</text:span><text:span text:style-name="T146">=</text:span><text:span text:style-name="T147">"deductionCsvReader"</text:span><text:span text:style-name="T142">/&gt;</text:span></text:p>
            <text:p text:style-name="P36"><text:span text:style-name="T146"><text:s text:c="12"/></text:span><text:span text:style-name="T142">&lt;</text:span><text:span text:style-name="T148">processor</text:span><text:span text:style-name="T144"> </text:span><text:span text:style-name="T145">ref</text:span><text:span text:style-name="T146">=</text:span><text:span text:style-name="T147">"deductionCsvTransformer"</text:span><text:span text:style-name="T142">/&gt;</text:span></text:p>
            <text:p text:style-name="P36"><text:span text:style-name="T146"><text:s text:c="12"/></text:span><text:span text:style-name="T142">&lt;</text:span><text:span text:style-name="T148">writer</text:span><text:span text:style-name="T144"> </text:span><text:span text:style-name="T145">ref</text:span><text:span text:style-name="T146">=</text:span><text:span text:style-name="T147">"deductionCsvWriter"</text:span><text:span text:style-name="T142">/&gt;</text:span></text:p>
            <text:p text:style-name="P36"><text:span text:style-name="T146"><text:s text:c="8"/></text:span><text:span text:style-name="T142">&lt;/</text:span><text:span text:style-name="T148">chunk</text:span><text:span text:style-name="T142">&gt;</text:span></text:p>
            <text:p text:style-name="P36"><text:span text:style-name="T146"><text:s text:c="4"/></text:span><text:span text:style-name="T142">&lt;/</text:span><text:span text:style-name="T148">step</text:span><text:span text:style-name="T142">&gt;</text:span></text:p>
            <text:p text:style-name="P36"><text:span text:style-name="T146"><text:s text:c="4"/></text:span><text:span text:style-name="T142">&lt;</text:span><text:span text:style-name="T148">step</text:span><text:span text:style-name="T144"> </text:span><text:span text:style-name="T145">id</text:span><text:span text:style-name="T146">=</text:span><text:span text:style-name="T147">"recordsUpdate"</text:span><text:span text:style-name="T142">&gt;</text:span></text:p>
            <text:p text:style-name="P36"><text:span text:style-name="T146"><text:s text:c="8"/></text:span><text:span text:style-name="T142">&lt;</text:span><text:span text:style-name="T148">chunk</text:span><text:span text:style-name="T144"> </text:span><text:span text:style-name="T145">item-count</text:span><text:span text:style-name="T146">=</text:span><text:span text:style-name="T147">"3"</text:span><text:span text:style-name="T142">&gt;</text:span></text:p>
            <text:p text:style-name="P36"><text:span text:style-name="T146"><text:s text:c="12"/></text:span><text:span text:style-name="T142">&lt;</text:span><text:span text:style-name="T148">reader</text:span><text:span text:style-name="T144"> </text:span><text:span text:style-name="T145">ref</text:span><text:span text:style-name="T146">=</text:span><text:span text:style-name="T147">"deductionEntryReader"</text:span><text:span text:style-name="T142">/&gt;</text:span></text:p>
            <text:p text:style-name="P36"><text:span text:style-name="T146"><text:s text:c="12"/></text:span><text:span text:style-name="T142">&lt;</text:span><text:span text:style-name="T148">processor</text:span><text:span text:style-name="T144"> </text:span><text:span text:style-name="T145">ref</text:span><text:span text:style-name="T146">=</text:span><text:span text:style-name="T147">"deductionEntryTransformer"</text:span><text:span text:style-name="T142">/&gt;</text:span></text:p>
            <text:p text:style-name="P36"><text:span text:style-name="T146"><text:s text:c="12"/></text:span><text:span text:style-name="T142">&lt;</text:span><text:span text:style-name="T148">writer</text:span><text:span text:style-name="T144"> </text:span><text:span text:style-name="T145">ref</text:span><text:span text:style-name="T146">=</text:span><text:span text:style-name="T147">"deductionEntryWriter"</text:span><text:span text:style-name="T142">/&gt;</text:span></text:p>
            <text:p text:style-name="P36"><text:span text:style-name="T146"><text:s text:c="8"/></text:span><text:span text:style-name="T142">&lt;/</text:span><text:span text:style-name="T148">chunk</text:span><text:span text:style-name="T142">&gt;</text:span></text:p>
            <text:p text:style-name="P36"><text:span text:style-name="T146"><text:s text:c="4"/></text:span><text:span text:style-name="T142">&lt;/</text:span><text:span text:style-name="T148">step</text:span><text:span text:style-name="T142">&gt;</text:span></text:p>
            <text:p text:style-name="P36"><text:span text:style-name="T142">&lt;/</text:span><text:span text:style-name="T148">job</text:span><text:span text:style-name="T142">&gt;</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24"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24"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24"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d</text:p>
          </draw:text-box>
        </draw:frame>
        <draw:frame presentation:style-name="pr29" draw:layer="layout" svg:width="25.199cm" svg:height="12.18cm" svg:x="1.4cm" svg:y="4.914cm" presentation:class="outlin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24"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6" draw:text-style-name="P24"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74"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38">@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 text:style-name="P39">Default scope</text:p>
              </text:list-item>
              <text:list-item>
                <text:p>Bean lifecycle is same where it is injected</text:p>
              </text:list-item>
            </text:list>
            <text:p text:style-name="P8"><text:span text:style-name="T149"/></text:p>
            <text:p text:style-name="P8"><text:span text:style-name="T149">public</text:span><text:span text:style-name="T150"> </text:span><text:span text:style-name="T149">class</text:span><text:span text:style-name="T150"> </text:span><text:span text:style-name="T151">RecordDatabase</text:span><text:span text:style-name="T152"> {</text:span></text:p>
            <text:p text:style-name="P8"><text:span text:style-name="T152"><text:s text:c="4"/></text:span><text:span text:style-name="T152">...</text:span></text:p>
            <text:p text:style-name="P8"><text:span text:style-name="T152">}</text:span></text:p>
            <text:p text:style-name="P8"><text:span text:style-name="T152"/></text:p>
            <text:p text:style-name="P8"><text:span text:style-name="T152">@ApplicationScoped</text:span></text:p>
            <text:p text:style-name="P8"><text:span text:style-name="T149">public</text:span><text:span text:style-name="T152"> </text:span><text:span text:style-name="T149">class</text:span><text:span text:style-name="T152"> </text:span><text:span text:style-name="T151">RecordService</text:span><text:span text:style-name="T152"> {</text:span></text:p>
            <text:p text:style-name="P8"><text:span text:style-name="T152"/></text:p>
            <text:p text:style-name="P8"><text:span text:style-name="T152"><text:s text:c="4"/></text:span><text:span text:style-name="T153">@Inject</text:span></text:p>
            <text:p text:style-name="P8"><text:span text:style-name="T152"><text:s text:c="4"/></text:span><text:span text:style-name="T149">private</text:span><text:span text:style-name="T152"> </text:span><text:span text:style-name="T151">RecordDatabase</text:span><text:span text:style-name="T152"> </text:span><text:span text:style-name="T154">database</text:span><text:span text:style-name="T152">;</text:span></text:p>
            <text:p text:style-name="P8"><text:span text:style-name="T152"/></text:p>
            <text:p text:style-name="P8"><text:span text:style-name="T152">}</text:span></text:p>
          </draw:text-box>
        </draw:frame>
        <presentation:notes draw:style-name="dp2">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 text:style-name="P39">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77"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23">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8" presentation:class="page"/>
          <draw:frame presentation:style-name="pr33"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23">item</text:span><text:span text:style-name="T62">) {</text:span></text:p>
            <text:p text:style-name="P8"><text:span text:style-name="T62"><text:s text:c="8"/></text:span><text:span text:style-name="T125">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9"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Request can be a variety of thing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23">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0"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 text:style-name="P39">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4"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35"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3">@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4"><text:s text:c="8"/></text:span><text:span text:style-name="T154">user</text:span><text:span text:style-name="T152">.getClass();</text:span></text:p>
            <text:p text:style-name="P8"><text:span text:style-name="T155"><text:s text:c="8"/></text:span><text:span text:style-name="T155">// org.jboss.weld.proxies.User$</text:span><text:span text:style-name="T156">Proxy</text:span><text:span text:style-name="T157">$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draw:page-thumbnail draw:style-name="gr1" draw:layer="layout" svg:width="13.968cm" svg:height="10.476cm" svg:x="3.81cm" svg:y="2.123cm" draw:page-number="85"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40"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58">org.jboss.weld.exceptions.DefinitionException</text:span><text:span text:style-name="T159">: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3">@ApplicationScoped</text:span></text:p>
            <text:p text:style-name="P8"><text:span text:style-name="T149">public</text:span><text:span text:style-name="T160"> </text:span><text:span text:style-name="T149">class</text:span><text:span text:style-name="T160"> </text:span><text:span text:style-name="T151">GreeterClient</text:span><text:span text:style-name="T160"> {</text:span></text:p>
            <text:p text:style-name="P8"><text:span text:style-name="T149"/></text:p>
            <text:p text:style-name="P8"><text:span text:style-name="T160"><text:s text:c="4"/></text:span><text:span text:style-name="T153">@Inject</text:span></text:p>
            <text:p text:style-name="P8"><text:span text:style-name="T160"><text:s text:c="4"/></text:span><text:span text:style-name="T149">private</text:span><text:span text:style-name="T160"> </text:span><text:span text:style-name="T151">User</text:span><text:span text:style-name="T160"> </text:span><text:span text:style-name="T151">user</text:span><text:span text:style-name="T160">;</text:span></text:p>
            <text:p text:style-name="P8"><text:span text:style-name="T149"/></text:p>
            <text:p text:style-name="P8"><text:span text:style-name="T160"><text:s text:c="4"/></text:span><text:span text:style-name="T149">public</text:span><text:span text:style-name="T160"> </text:span><text:span text:style-name="T149">void</text:span><text:span text:style-name="T160"> greet () {</text:span></text:p>
            <text:p text:style-name="P8"><text:span text:style-name="T160"><text:s text:c="8"/></text:span><text:span text:style-name="T161">// user.id is 0</text:span></text:p>
            <text:p text:style-name="P8"><text:span text:style-name="T160"><text:s text:c="8"/></text:span><text:span text:style-name="T161">// user.name is null</text:span></text:p>
            <text:p text:style-name="P8"><text:span text:style-name="T149"><text:s text:c="4"/></text:span><text:span text:style-name="T149">}</text:span></text:p>
            <text:p text:style-name="P8"><text:span text:style-name="T149"/></text:p>
            <text:p text:style-name="P8"><text:span text:style-name="T149">}</text:span></text:p>
          </draw:text-box>
        </draw:frame>
        <presentation:notes draw:style-name="dp2">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62"/></text:p>
            <text:p text:style-name="P8"><text:span text:style-name="T162">public</text:span><text:span text:style-name="T163"> </text:span><text:span text:style-name="T162">class</text:span><text:span text:style-name="T163"> </text:span><text:span text:style-name="T164">DatabaseReplicator</text:span><text:span text:style-name="T163"> {</text:span></text:p>
            <text:p text:style-name="P8"><text:span text:style-name="T165"/></text:p>
            <text:p text:style-name="P8"><text:span text:style-name="T163"><text:s text:c="4"/></text:span><text:span text:style-name="T166">@Inject</text:span><text:span text:style-name="T163"> </text:span><text:span text:style-name="T166">@Source</text:span><text:span text:style-name="T163"> </text:span><text:span text:style-name="T162">private</text:span><text:span text:style-name="T163"> </text:span><text:span text:style-name="T164">Database</text:span><text:span text:style-name="T163"> </text:span><text:span text:style-name="T167">source</text:span><text:span text:style-name="T163">;</text:span></text:p>
            <text:p text:style-name="P8"><text:span text:style-name="T163"><text:s text:c="4"/></text:span><text:span text:style-name="T166">@Inject</text:span><text:span text:style-name="T163"> </text:span><text:span text:style-name="T166">@Target</text:span><text:span text:style-name="T163"> </text:span><text:span text:style-name="T162">private</text:span><text:span text:style-name="T163"> </text:span><text:span text:style-name="T164">Database</text:span><text:span text:style-name="T163"> </text:span><text:span text:style-name="T167">target</text:span><text:span text:style-name="T163">;</text:span></text:p>
            <text:p text:style-name="P8"><text:span text:style-name="T165"/></text:p>
            <text:p text:style-name="P8"><text:span text:style-name="T163"><text:s text:c="4"/></text:span><text:span text:style-name="T166">@Log</text:span></text:p>
            <text:p text:style-name="P8"><text:span text:style-name="T163"><text:s text:c="4"/></text:span><text:span text:style-name="T162">public</text:span><text:span text:style-name="T163"> </text:span><text:span text:style-name="T162">void</text:span><text:span text:style-name="T163"> </text:span><text:span text:style-name="T168">replicate</text:span><text:span text:style-name="T163"> () {</text:span></text:p>
            <text:p text:style-name="P8"><text:span text:style-name="T163"><text:s text:c="8"/></text:span><text:span text:style-name="T163">...</text:span></text:p>
            <text:p text:style-name="P8"><text:span text:style-name="T163"><text:s text:c="4"/></text:span><text:span text:style-name="T163">}</text:span></text:p>
            <text:p text:style-name="P8"><text:span text:style-name="T165"/></text:p>
            <text:p text:style-name="P8"><text:span text:style-name="T163">}</text:span></text:p>
            <text:p text:style-name="P8"><text:span text:style-name="T169"/></text:p>
            <text:p text:style-name="P8"><text:span text:style-name="T169">new</text:span><text:span text:style-name="T170"> </text:span><text:span text:style-name="T171">DatabaseReplicator</text:span><text:span text:style-name="T172">().replicate(); <text:s/></text:span><text:span text:style-name="T173">// This will never work</text:span></text:p>
          </draw:text-box>
        </draw:frame>
        <presentation:notes draw:style-name="dp2">
          <draw:page-thumbnail draw:style-name="gr1" draw:layer="layout" svg:width="13.968cm" svg:height="10.476cm" svg:x="3.81cm" svg:y="2.123cm" draw:page-number="88"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35"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7">recordAdded</text:span><text:span text:style-name="T62">.</text:span><text:span text:style-name="T125">fire</text:span><text:span text:style-name="T62">(</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23">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24">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35"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91"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2"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23">req</text:span><text:span text:style-name="T62">) {}</text:span></text:p>
            <text:p text:style-name="P8"><text:span text:style-name="T62"/></text:p>
            <text:p text:style-name="P8"><text:span text:style-name="T150"><text:s text:c="4"/></text:span><text:span text:style-name="T149">public</text:span><text:span text:style-name="T150"> </text:span><text:span text:style-name="T149">void</text:span><text:span text:style-name="T150"> </text:span><text:span text:style-name="T160">endRequest</text:span><text:span text:style-name="T150">(</text:span><text:span text:style-name="T153">@Observes</text:span><text:span text:style-name="T150"> </text:span><text:span text:style-name="T153">@Destroyed</text:span><text:span text:style-name="T150">(</text:span><text:span text:style-name="T153">RequestScoped</text:span><text:span text:style-name="T150">.</text:span><text:span text:style-name="T149">class</text:span><text:span text:style-name="T152">) </text:span><text:span text:style-name="T66">ServletRequest</text:span><text:span text:style-name="T62"> </text:span><text:span text:style-name="T123">req</text:span><text:span text:style-name="T62">) {}</text:span></text:p>
            <text:p text:style-name="P8"><text:span text:style-name="T62"/></text:p>
            <text:p text:style-name="P8"><text:span text:style-name="T150"><text:s text:c="4"/></text:span><text:span text:style-name="T149">public</text:span><text:span text:style-name="T150"> </text:span><text:span text:style-name="T149">void</text:span><text:span text:style-name="T150"> </text:span><text:span text:style-name="T160">beginSession</text:span><text:span text:style-name="T150">(</text:span><text:span text:style-name="T153">@Observes</text:span><text:span text:style-name="T150"> </text:span><text:span text:style-name="T153">@Initialized</text:span><text:span text:style-name="T150">(</text:span><text:span text:style-name="T153">SessionScoped</text:span><text:span text:style-name="T150">.</text:span><text:span text:style-name="T149">class</text:span><text:span text:style-name="T152">) </text:span><text:span text:style-name="T66">HttpSession </text:span><text:span text:style-name="T123">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23">req</text:span><text:span text:style-name="T62">) {}</text:span></text:p>
          </draw:text-box>
        </draw:frame>
        <presentation:notes draw:style-name="dp2">
          <draw:page-thumbnail draw:style-name="gr1" draw:layer="layout" svg:width="13.968cm" svg:height="10.476cm" svg:x="3.81cm" svg:y="2.123cm" draw:page-number="94"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5"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50"><text:s text:c="4"/></text:span><text:span text:style-name="T149">public</text:span><text:span text:style-name="T150"> </text:span><text:span text:style-name="T151">GreeterClient</text:span><text:span text:style-name="T152">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6"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50"><text:s text:c="4"/></text:span><text:span text:style-name="T149">public</text:span><text:span text:style-name="T150"> </text:span><text:span text:style-name="T151">GreeterClient</text:span><text:span text:style-name="T152">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25">display</text:span><text:span text:style-name="T62">(</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7"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98"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4">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4">out</text:span><text:span text:style-name="T104">.println(</text:span><text:span text:style-name="T175">"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4">out</text:span><text:span text:style-name="T104">.println(</text:span><text:span text:style-name="T175">"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4">out</text:span><text:span text:style-name="T104">.println(</text:span><text:span text:style-name="T175">"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9"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10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9" draw:text-style-name="P1"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4">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4">out</text:span><text:span text:style-name="T104">.println(</text:span><text:span text:style-name="T175">"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4">out</text:span><text:span text:style-name="T104">.println(</text:span><text:span text:style-name="T175">"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4">out</text:span><text:span text:style-name="T104">.println(</text:span><text:span text:style-name="T175">"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100"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41"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1">
          <office:forms form:automatic-focus="false" form:apply-design-mode="false"/>
          <draw:page-thumbnail draw:style-name="gr1" draw:layer="layout" svg:width="13.968cm" svg:height="10.476cm" svg:x="3.81cm" svg:y="2.123cm" draw:page-number="101" presentation:class="page"/>
          <draw:frame presentation:style-name="pr6" draw:text-style-name="P4" draw:layer="layout" svg:width="17.271cm" svg:height="12.572cm" svg:x="2.159cm" svg:y="13.271cm" presentation:class="notes">
            <draw:text-box>
              <text:p text:style-name="P42">Yes, here is an example for the annotations.</text:p>
              <text:p text:style-name="P42">We can have a @Priority(Interceptor.Priority.APPLICATION) or +1 or +2.</text:p>
              <text:p text:style-name="P42">Obviously first we want to retry, then we want to log it, then we want to return it as a response.</text:p>
              <text:p text:style-name="P42">Retry is the innermost, TraceLog is the middle, and ExceptionAsResponse is the outermost.</text:p>
              <text:p text:style-name="P42">The higher the priority the more inner it is.</text:p>
              <text:p text:style-name="P42"/>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35"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103"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draw:page-thumbnail draw:style-name="gr1" draw:layer="layout" svg:width="13.968cm" svg:height="10.476cm" svg:x="3.81cm" svg:y="2.123cm" draw:page-number="104"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rquillian</text:p>
          </draw:text-box>
        </draw:frame>
        <draw:frame presentation:style-name="pr29" draw:text-style-name="P1"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76">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draw:page-thumbnail draw:style-name="gr1" draw:layer="layout" svg:width="13.968cm" svg:height="10.476cm" svg:x="3.81cm" svg:y="2.123cm" draw:page-number="107" presentation:class="page"/>
          <draw:frame presentation:style-name="pr6" draw:text-style-name="P3"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35" draw:text-style-name="P43" draw:layer="layout" svg:width="25.199cm" svg:height="13.859cm" svg:x="1.4cm" svg:y="4.914cm" presentation:class="outline" presentation:user-transformed="true">
          <draw:text-box>
            <text:list text:style-name="L3">
              <text:list-item>
                <text:p><text:span text:style-name="T177"><text:a xlink:href="http://bryncooke.github.io/cdi-unit/" xlink:type="simple">http://bryncooke.github.io/cdi-unit/</text:a></text:span></text:p>
              </text:list-item>
              <text:list-item>
                <text:p><text:span text:style-name="T177">JUnit runner for testing CDI applications</text:span></text:p>
              </text:list-item>
              <text:list-item>
                <text:p><text:span text:style-name="T177">Works by creating custom CDI/Weld deployments</text:span></text:p>
              </text:list-item>
            </text:list>
          </draw:text-box>
        </draw:frame>
        <presentation:notes draw:style-name="dp2">
          <draw:page-thumbnail draw:style-name="gr1" draw:layer="layout" svg:width="13.968cm" svg:height="10.476cm" svg:x="3.81cm" svg:y="2.123cm" draw:page-number="108"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10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DI-Unit supports</text:p>
          </draw:text-box>
        </draw:frame>
        <draw:frame presentation:style-name="pr43" draw:text-style-name="P1" draw:layer="layout" svg:width="25.199cm" svg:height="12.247cm" svg:x="1.4cm" svg:y="4.914cm" presentation:class="outline" presentation:user-transformed="true">
          <draw:text-box>
            <text:list text:style-name="L3">
              <text:list-item>
                <text:p text:style-name="P39"><text:span text:style-name="T177">Mockito via @Mock, @Spy</text:span></text:p>
              </text:list-item>
              <text:list-item>
                <text:p text:style-name="P39"><text:span text:style-name="T177">Custom deployments via @AdditionalClasses, @AdditionalClassPaths, @AdditionalPackages, @IgnoredClasses</text:span></text:p>
              </text:list-item>
              <text:list-item>
                <text:p text:style-name="P39"><text:span text:style-name="T177">Scopes via @InRequestScope, @InSessionScope, @InConversationScope</text:span></text:p>
              </text:list-item>
              <text:list-item>
                <text:p text:style-name="P39"><text:span text:style-name="T177">Alternatives via @EnabledAlternatives, @ProducesAlternative</text:span></text:p>
              </text:list-item>
              <text:list-item>
                <text:p text:style-name="P39"><text:span text:style-name="T177">Java technologies via @SupportEjb, @SupportJaxRs, @SupportDeltaspike* annotations</text:span></text:p>
              </text:list-item>
            </text:list>
          </draw:text-box>
        </draw:frame>
        <presentation:notes draw:style-name="dp2">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25">send</text:span><text:span text:style-name="T62">(</text:span><text:span text:style-name="T67">user</text:span><text:span text:style-name="T62">.</text:span><text:span text:style-name="T125">get</text:span><text:span text:style-name="T62">() + </text:span><text:span text:style-name="T69">" said "</text:span><text:span text:style-name="T62"> + </text:span><text:span text:style-name="T67">hello</text:span><text:span text:style-name="T62">.</text:span><text:span text:style-name="T125">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10"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25">doReturn</text:span><text:span text:style-name="T62">(</text:span><text:span text:style-name="T69">"Bonjour"</text:span><text:span text:style-name="T62">).</text:span><text:span text:style-name="T125">when</text:span><text:span text:style-name="T62">(</text:span><text:span text:style-name="T67">hello</text:span><text:span text:style-name="T62">).</text:span><text:span text:style-name="T125">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25">verify</text:span><text:span text:style-name="T62">(</text:span><text:span text:style-name="T67">email</text:span><text:span text:style-name="T62">).</text:span><text:span text:style-name="T125">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11"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39">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6" draw:text-style-name="P24"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eWeldUnitType</text:p>
          </draw:text-box>
        </draw:frame>
        <draw:frame presentation:style-name="pr25" draw:text-style-name="P44" draw:layer="layout" svg:width="25.199cm" svg:height="12.268cm" svg:x="1.4cm" svg:y="6.205cm" presentation:class="outline" presentation:user-transformed="true">
          <draw:text-box>
            <text:p text:style-name="P44"><text:span text:style-name="T178">@EnableWeld</text:span></text:p>
            <text:p text:style-name="P45"><text:span text:style-name="T179">public</text:span><text:span text:style-name="T180"> </text:span><text:span text:style-name="T179">abstract</text:span><text:span text:style-name="T180"> </text:span><text:span text:style-name="T179">class</text:span><text:span text:style-name="T180"> </text:span><text:span text:style-name="T181">BaseWeldUnitType</text:span><text:span text:style-name="T180"> {</text:span></text:p>
            <text:p text:style-name="P45"><text:span text:style-name="T178"/></text:p>
            <text:p text:style-name="P45"><text:span text:style-name="T180"><text:s text:c="4"/></text:span><text:span text:style-name="T182">@WeldSetup</text:span></text:p>
            <text:p text:style-name="P45"><text:span text:style-name="T180"><text:s text:c="4"/></text:span><text:span text:style-name="T179">private</text:span><text:span text:style-name="T180"> </text:span><text:span text:style-name="T183">WeldInitiator</text:span><text:span text:style-name="T180"> </text:span><text:span text:style-name="T184">weldInitiator</text:span><text:span text:style-name="T180"> = initWeld();</text:span></text:p>
            <text:p text:style-name="P45"><text:span text:style-name="T178"/></text:p>
            <text:p text:style-name="P45"><text:span text:style-name="T180"><text:s text:c="4"/></text:span><text:span text:style-name="T179">private</text:span><text:span text:style-name="T180"> </text:span><text:span text:style-name="T183">WeldInitiator</text:span><text:span text:style-name="T180"> </text:span><text:span text:style-name="T185">initWeld</text:span><text:span text:style-name="T180">() {</text:span></text:p>
            <text:p text:style-name="P45"><text:span text:style-name="T180"><text:s text:c="8"/></text:span><text:span text:style-name="T182">@SuppressWarnings</text:span><text:span text:style-name="T180">(</text:span><text:span text:style-name="T186">"unchecked"</text:span><text:span text:style-name="T180">)</text:span></text:p>
            <text:p text:style-name="P45"><text:span text:style-name="T180"><text:s text:c="8"/></text:span><text:span text:style-name="T183">Weld</text:span><text:span text:style-name="T180"> </text:span><text:span text:style-name="T187">weld</text:span><text:span text:style-name="T180"> = </text:span><text:span text:style-name="T183">WeldInitiator</text:span><text:span text:style-name="T180">.</text:span><text:span text:style-name="T188">createWeld</text:span><text:span text:style-name="T180">()</text:span><text:span text:style-name="T189">//</text:span></text:p>
            <text:p text:style-name="P45"><text:span text:style-name="T180"><text:s text:c="16"/></text:span><text:span text:style-name="T180">.enableDiscovery() </text:span><text:span text:style-name="T189">//</text:span></text:p>
            <text:p text:style-name="P46"><text:span text:style-name="T178"><text:s text:c="8"/></text:span><text:span text:style-name="T178">;</text:span></text:p>
            <text:p text:style-name="P45"><text:span text:style-name="T180"><text:s text:c="8"/></text:span><text:span text:style-name="T190">configureWeld</text:span><text:span text:style-name="T180">(</text:span><text:span text:style-name="T191">weld</text:span><text:span text:style-name="T180">);</text:span></text:p>
            <text:p text:style-name="P45"><text:span text:style-name="T178"/></text:p>
            <text:p text:style-name="P45"><text:span text:style-name="T180"><text:s text:c="8"/></text:span><text:span text:style-name="T183">WeldInitiator</text:span><text:span text:style-name="T180">.</text:span><text:span text:style-name="T183">Builder</text:span><text:span text:style-name="T180"> </text:span><text:span text:style-name="T187">weldInitiatorBuilder</text:span><text:span text:style-name="T180"> = </text:span><text:span text:style-name="T183">WeldInitiator</text:span><text:span text:style-name="T180">.</text:span><text:span text:style-name="T188">from</text:span><text:span text:style-name="T180">(</text:span><text:span text:style-name="T191">weld</text:span><text:span text:style-name="T180">);</text:span></text:p>
            <text:p text:style-name="P45"><text:span text:style-name="T180"><text:s text:c="8"/></text:span><text:span text:style-name="T191">weldInitiatorBuilder</text:span><text:span text:style-name="T180">.activate(</text:span><text:span text:style-name="T182">RequestScoped</text:span><text:span text:style-name="T180">.</text:span><text:span text:style-name="T179">class</text:span><text:span text:style-name="T180">);</text:span></text:p>
            <text:p text:style-name="P45"><text:span text:style-name="T180"><text:s text:c="8"/></text:span><text:span text:style-name="T180">configureWeldInitiatorBuilder(</text:span><text:span text:style-name="T191">weldInitiatorBuilder</text:span><text:span text:style-name="T180">);</text:span></text:p>
            <text:p text:style-name="P45"><text:span text:style-name="T180"><text:s text:c="8"/></text:span><text:span text:style-name="T179">return</text:span><text:span text:style-name="T180"> </text:span><text:span text:style-name="T191">weldInitiatorBuilder</text:span><text:span text:style-name="T180">.build();</text:span></text:p>
            <text:p text:style-name="P46"><text:span text:style-name="T178"><text:s text:c="4"/></text:span><text:span text:style-name="T178">}</text:span></text:p>
            <text:p text:style-name="P45"><text:span text:style-name="T178"/></text:p>
            <text:p text:style-name="P45"><text:span text:style-name="T180"><text:s text:c="4"/></text:span><text:span text:style-name="T182">@Deprecated</text:span><text:span text:style-name="T180">(since = </text:span><text:span text:style-name="T186">"0.2.0"</text:span><text:span text:style-name="T180">, forRemoval = </text:span><text:span text:style-name="T179">true</text:span><text:span text:style-name="T180">)</text:span></text:p>
            <text:p text:style-name="P45"><text:span text:style-name="T180"><text:s text:c="4"/></text:span><text:span text:style-name="T179">protected</text:span><text:span text:style-name="T180"> </text:span><text:span text:style-name="T179">void</text:span><text:span text:style-name="T180"> </text:span><text:span text:style-name="T190">configureWeld</text:span><text:span text:style-name="T180">(</text:span><text:span text:style-name="T183">Weld</text:span><text:span text:style-name="T180"> </text:span><text:span text:style-name="T187">weld</text:span><text:span text:style-name="T180">) {</text:span></text:p>
            <text:p text:style-name="P45"><text:span text:style-name="T178"/></text:p>
            <text:p text:style-name="P46"><text:span text:style-name="T178"><text:s text:c="4"/></text:span><text:span text:style-name="T178">}</text:span></text:p>
            <text:p text:style-name="P45"><text:span text:style-name="T178"/></text:p>
            <text:p text:style-name="P45"><text:span text:style-name="T180"><text:s text:c="4"/></text:span><text:span text:style-name="T179">protected</text:span><text:span text:style-name="T180"> </text:span><text:span text:style-name="T179">void</text:span><text:span text:style-name="T180"> </text:span><text:span text:style-name="T185">configureWeldInitiatorBuilder</text:span><text:span text:style-name="T180">(</text:span><text:span text:style-name="T183">WeldInitiator</text:span><text:span text:style-name="T180">.</text:span><text:span text:style-name="T183">Builder</text:span><text:span text:style-name="T180"> </text:span><text:span text:style-name="T187">weldInitiatorBuilder</text:span><text:span text:style-name="T180">) {</text:span></text:p>
            <text:p text:style-name="P45"><text:span text:style-name="T178"/></text:p>
            <text:p text:style-name="P46"><text:span text:style-name="T178"><text:s text:c="4"/></text:span><text:span text:style-name="T178">}</text:span></text:p>
            <text:p text:style-name="P45"><text:span text:style-name="T178"/></text:p>
            <text:p text:style-name="P46"><text:span text:style-name="T178">}</text:span></text:p>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24"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eConfigurableWeldIt</text:p>
          </draw:text-box>
        </draw:frame>
        <draw:frame presentation:style-name="pr25" draw:text-style-name="P47" draw:layer="layout" svg:width="25.199cm" svg:height="12.691cm" svg:x="1.4cm" svg:y="6.241cm" presentation:class="outline" presentation:user-transformed="true">
          <draw:text-box>
            <text:p text:style-name="P44"><text:span text:style-name="T178">@EnableWeld</text:span></text:p>
            <text:p text:style-name="P45"><text:span text:style-name="T179">public</text:span><text:span text:style-name="T180"> </text:span><text:span text:style-name="T179">abstract</text:span><text:span text:style-name="T180"> </text:span><text:span text:style-name="T179">class</text:span><text:span text:style-name="T180"> </text:span><text:span text:style-name="T181">BaseConfigurableWeldIT</text:span><text:span text:style-name="T180"> {</text:span></text:p>
            <text:p text:style-name="P45"><text:span text:style-name="T178"/></text:p>
            <text:p text:style-name="P45"><text:span text:style-name="T180"><text:s text:c="4"/></text:span><text:span text:style-name="T182">@WeldSetup</text:span></text:p>
            <text:p text:style-name="P45"><text:span text:style-name="T180"><text:s text:c="4"/></text:span><text:span text:style-name="T179">private</text:span><text:span text:style-name="T180"> </text:span><text:span text:style-name="T183">WeldInitiator</text:span><text:span text:style-name="T180"> </text:span><text:span text:style-name="T184">weldInitiator</text:span><text:span text:style-name="T180"> = initWeld();</text:span></text:p>
            <text:p text:style-name="P45"><text:span text:style-name="T178"/></text:p>
            <text:p text:style-name="P45"><text:span text:style-name="T180"><text:s text:c="4"/></text:span><text:span text:style-name="T179">private</text:span><text:span text:style-name="T180"> </text:span><text:span text:style-name="T183">WeldInitiator</text:span><text:span text:style-name="T180"> </text:span><text:span text:style-name="T185">initWeld</text:span><text:span text:style-name="T180">() {</text:span></text:p>
            <text:p text:style-name="P45"><text:span text:style-name="T180"><text:s text:c="8"/></text:span><text:span text:style-name="T182">@SuppressWarnings</text:span><text:span text:style-name="T180">(</text:span><text:span text:style-name="T186">"unchecked"</text:span><text:span text:style-name="T180">)</text:span></text:p>
            <text:p text:style-name="P45"><text:span text:style-name="T180"><text:s text:c="8"/></text:span><text:span text:style-name="T183">Weld</text:span><text:span text:style-name="T180"> </text:span><text:span text:style-name="T187">weld</text:span><text:span text:style-name="T180"> = </text:span><text:span text:style-name="T183">WeldInitiator</text:span><text:span text:style-name="T180">.</text:span><text:span text:style-name="T188">createWeld</text:span><text:span text:style-name="T180">()</text:span><text:span text:style-name="T189">//</text:span></text:p>
            <text:p text:style-name="P45"><text:span text:style-name="T180"><text:s text:c="16"/></text:span><text:span text:style-name="T180">.enableDiscovery() </text:span><text:span text:style-name="T189">//</text:span></text:p>
            <text:p text:style-name="P45"><text:span text:style-name="T180"><text:s text:c="16"/></text:span><text:span text:style-name="T180">.addExtensions(</text:span><text:span text:style-name="T183">ConfigExtension</text:span><text:span text:style-name="T180">.</text:span><text:span text:style-name="T179">class</text:span><text:span text:style-name="T180">);</text:span></text:p>
            <text:p text:style-name="P46"><text:span text:style-name="T178"><text:s text:c="8"/></text:span><text:span text:style-name="T178">;</text:span></text:p>
            <text:p text:style-name="P45"><text:span text:style-name="T180"><text:s text:c="8"/></text:span><text:span text:style-name="T190">configureWeld</text:span><text:span text:style-name="T180">(</text:span><text:span text:style-name="T191">weld</text:span><text:span text:style-name="T180">);</text:span></text:p>
            <text:p text:style-name="P45"><text:span text:style-name="T178"/></text:p>
            <text:p text:style-name="P45"><text:span text:style-name="T180"><text:s text:c="8"/></text:span><text:span text:style-name="T183">WeldInitiator</text:span><text:span text:style-name="T180">.</text:span><text:span text:style-name="T183">Builder</text:span><text:span text:style-name="T180"> </text:span><text:span text:style-name="T187">weldInitiatorBuilder</text:span><text:span text:style-name="T180"> = </text:span><text:span text:style-name="T183">WeldInitiator</text:span><text:span text:style-name="T180">.</text:span><text:span text:style-name="T188">from</text:span><text:span text:style-name="T180">(</text:span><text:span text:style-name="T191">weld</text:span><text:span text:style-name="T180">);</text:span></text:p>
            <text:p text:style-name="P45"><text:span text:style-name="T180"><text:s text:c="8"/></text:span><text:span text:style-name="T191">weldInitiatorBuilder</text:span><text:span text:style-name="T180">.activate(</text:span><text:span text:style-name="T182">RequestScoped</text:span><text:span text:style-name="T180">.</text:span><text:span text:style-name="T179">class</text:span><text:span text:style-name="T180">);</text:span></text:p>
            <text:p text:style-name="P45"><text:span text:style-name="T180"><text:s text:c="8"/></text:span><text:span text:style-name="T180">configureWeldInitiatorBuilder(</text:span><text:span text:style-name="T191">weldInitiatorBuilder</text:span><text:span text:style-name="T180">);</text:span></text:p>
            <text:p text:style-name="P45"><text:span text:style-name="T180"><text:s text:c="8"/></text:span><text:span text:style-name="T179">return</text:span><text:span text:style-name="T180"> </text:span><text:span text:style-name="T191">weldInitiatorBuilder</text:span><text:span text:style-name="T180">.build();</text:span></text:p>
            <text:p text:style-name="P46"><text:span text:style-name="T178"><text:s text:c="4"/></text:span><text:span text:style-name="T178">}</text:span></text:p>
            <text:p text:style-name="P45"><text:span text:style-name="T178"/></text:p>
            <text:p text:style-name="P45"><text:span text:style-name="T180"><text:s text:c="4"/></text:span><text:span text:style-name="T182">@Deprecated</text:span><text:span text:style-name="T180">(since = </text:span><text:span text:style-name="T186">"0.2.0"</text:span><text:span text:style-name="T180">, forRemoval = </text:span><text:span text:style-name="T179">true</text:span><text:span text:style-name="T180">)</text:span></text:p>
            <text:p text:style-name="P45"><text:span text:style-name="T180"><text:s text:c="4"/></text:span><text:span text:style-name="T179">protected</text:span><text:span text:style-name="T180"> </text:span><text:span text:style-name="T179">void</text:span><text:span text:style-name="T180"> </text:span><text:span text:style-name="T190">configureWeld</text:span><text:span text:style-name="T180">(</text:span><text:span text:style-name="T183">Weld</text:span><text:span text:style-name="T180"> </text:span><text:span text:style-name="T187">weld</text:span><text:span text:style-name="T180">) {</text:span></text:p>
            <text:p text:style-name="P45"><text:span text:style-name="T178"/></text:p>
            <text:p text:style-name="P46"><text:span text:style-name="T178"><text:s text:c="4"/></text:span><text:span text:style-name="T178">}</text:span></text:p>
            <text:p text:style-name="P45"><text:span text:style-name="T178"/></text:p>
            <text:p text:style-name="P45"><text:span text:style-name="T180"><text:s text:c="4"/></text:span><text:span text:style-name="T179">protected</text:span><text:span text:style-name="T180"> </text:span><text:span text:style-name="T179">void</text:span><text:span text:style-name="T180"> </text:span><text:span text:style-name="T185">configureWeldInitiatorBuilder</text:span><text:span text:style-name="T180">(</text:span><text:span text:style-name="T183">WeldInitiator</text:span><text:span text:style-name="T180">.</text:span><text:span text:style-name="T183">Builder</text:span><text:span text:style-name="T180"> </text:span><text:span text:style-name="T187">weldInitiatorBuilder</text:span><text:span text:style-name="T180">) {</text:span></text:p>
            <text:p text:style-name="P45"><text:span text:style-name="T178"/></text:p>
            <text:p text:style-name="P46"><text:span text:style-name="T178"><text:s text:c="4"/></text:span><text:span text:style-name="T178">}</text:span></text:p>
            <text:p text:style-name="P45"><text:span text:style-name="T178"/></text:p>
            <text:p text:style-name="P46"><text:span text:style-name="T178">}</text:span></text:p>
          </draw:text-box>
        </draw:frame>
        <presentation:notes draw:style-name="dp2">
          <office:forms form:automatic-focus="false" form:apply-design-mode="false"/>
          <draw:page-thumbnail draw:style-name="gr1" draw:layer="layout" svg:width="13.968cm" svg:height="10.476cm" svg:x="3.81cm" svg:y="2.123cm" draw:page-number="114" presentation:class="page"/>
          <draw:frame presentation:style-name="pr6" draw:text-style-name="P24"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48" draw:layer="layout" svg:width="25.199cm" svg:height="13.859cm" svg:x="1.4cm" svg:y="4.914cm" presentation:class="outline" presentation:user-transformed="true">
          <draw:text-box>
            <text:list text:style-name="L3">
              <text:list-item>
                <text:p><text:span text:style-name="T192"><text:a xlink:href="https://github.com/cdi-spec" xlink:type="simple">https://github.com/cdi-spec</text:a></text:span></text:p>
              </text:list-item>
              <text:list-item>
                <text:p><text:span text:style-name="T192"><text:a xlink:href="https://github.com/weld" xlink:type="simple">https://github.com/weld</text:a></text:span></text:p>
              </text:list-item>
              <text:list-item>
                <text:p><text:span text:style-name="T192"><text:a xlink:href="https://www.baeldung.com/java-ee-cdi" xlink:type="simple">https://www.baeldung.com/java-ee-cdi</text:a></text:span></text:p>
              </text:list-item>
              <text:list-item>
                <text:p><text:span text:style-name="T192"><text:a xlink:href="https://www.javacodegeeks.com/cdi-tutorials" xlink:type="simple">https://www.javacodegeeks.com/cdi-tutorials</text:a></text:span></text:p>
              </text:list-item>
              <text:list-item>
                <text:p><text:span text:style-name="T192"><text:a xlink:href="https://dzone.com/refcardz/contexts-and-depencency" xlink:type="simple">https://dzone.com/refcardz/contexts-and-depencency</text:a></text:span></text:p>
              </text:list-item>
              <text:list-item>
                <text:p><text:span text:style-name="T192"><text:a xlink:href="http://next-presso.com/" xlink:type="simple">http://next-presso.com/</text:a></text:span></text:p>
              </text:list-item>
              <text:list-item>
                <text:p><text:span text:style-name="T192"><text:a xlink:href="https://javaee.github.io/tutorial/cdi-basic.html" xlink:type="simple">https://javaee.github.io/tutorial/cdi-basic.html</text:a></text:span></text:p>
              </text:list-item>
              <text:list-item>
                <text:p><text:span text:style-name="T192">StackOverflow, Google, practice, ...</text:span></text:p>
              </text:list-item>
            </text:list>
          </draw:text-box>
        </draw:frame>
        <presentation:notes draw:style-name="dp2">
          <draw:page-thumbnail draw:style-name="gr1" draw:layer="layout" svg:width="13.968cm" svg:height="10.476cm" svg:x="3.81cm" svg:y="2.123cm" draw:page-number="115"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35"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16"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2H18M59S</meta:editing-duration>
    <meta:editing-cycles>726</meta:editing-cycles>
    <meta:generator>LibreOffice/7.3.4.2$Windows_X86_64 LibreOffice_project/728fec16bd5f605073805c3c9e7c4212a0120dc5</meta:generator>
    <dc:date>2023-04-03T00:48:01.548000000</dc:date>
    <meta:document-statistic meta:object-count="485"/>
  </office:meta>
</office:document-meta>
</file>